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9" style:family="paragraph" style:parent-style-name="Text_20_body">
      <style:text-properties officeooo:paragraph-rsid="00c8ced4"/>
    </style:style>
    <style:style style:name="P10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Heading_20_2">
      <style:paragraph-properties fo:text-align="center" style:justify-single-word="false"/>
      <style:text-properties officeooo:paragraph-rsid="00da892d"/>
    </style:style>
    <style:style style:name="P13" style:family="paragraph" style:parent-style-name="Heading_20_2">
      <style:paragraph-properties fo:text-align="center" style:justify-single-word="false"/>
      <style:text-properties officeooo:paragraph-rsid="00ab84bb"/>
    </style:style>
    <style:style style:name="P14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15" style:family="paragraph" style:parent-style-name="Heading_20_3" style:list-style-name="L2">
      <style:text-properties officeooo:paragraph-rsid="00dc5644"/>
    </style:style>
    <style:style style:name="P16" style:family="paragraph" style:parent-style-name="Heading_20_3">
      <style:text-properties style:font-name="Liberation Serif" officeooo:paragraph-rsid="00b63313" style:font-name-complex="Liberation Serif"/>
    </style:style>
    <style:style style:name="P17" style:family="paragraph" style:parent-style-name="Heading_20_3">
      <style:text-properties officeooo:paragraph-rsid="00dd0fa4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0" style:family="paragraph" style:parent-style-name="Preformatted_20_Text" style:list-style-name="L3">
      <style:paragraph-properties fo:line-height="100%" fo:text-align="start" style:justify-single-word="false"/>
      <style:text-properties officeooo:paragraph-rsid="00ab84bb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officeooo:paragraph-rsid="00486356"/>
    </style:style>
    <style:style style:name="P44" style:family="paragraph" style:parent-style-name="Text_20_body" style:list-style-name="L4">
      <style:text-properties officeooo:paragraph-rsid="00dd0fa4"/>
    </style:style>
    <style:style style:name="P45" style:family="paragraph" style:parent-style-name="Text_20_body" style:list-style-name="L4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Text_20_body" style:list-style-name="L6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7" style:family="paragraph" style:parent-style-name="Text_20_body" style:list-style-name="L5"/>
    <style:style style:name="P48" style:family="paragraph" style:parent-style-name="Text_20_body" style:list-style-name="L6">
      <style:paragraph-properties fo:text-align="start" style:justify-single-word="false"/>
      <style:text-properties officeooo:paragraph-rsid="00ae4671"/>
    </style:style>
    <style:style style:name="P49" style:family="paragraph">
      <style:paragraph-properties fo:text-align="center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5" style:family="text">
      <style:text-properties officeooo:rsid="005579d7"/>
    </style:style>
    <style:style style:name="T26" style:family="text">
      <style:text-properties officeooo:rsid="006468e1"/>
    </style:style>
    <style:style style:name="T27" style:family="text">
      <style:text-properties officeooo:rsid="006cd358"/>
    </style:style>
    <style:style style:name="T28" style:family="text">
      <style:text-properties officeooo:rsid="001f0e1f"/>
    </style:style>
    <style:style style:name="T29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30" style:family="text">
      <style:text-properties officeooo:rsid="009308a8"/>
    </style:style>
    <style:style style:name="T31" style:family="text">
      <style:text-properties officeooo:rsid="00a62a73"/>
    </style:style>
    <style:style style:name="T32" style:family="text">
      <style:text-properties officeooo:rsid="00ace92b"/>
    </style:style>
    <style:style style:name="T33" style:family="text">
      <style:text-properties officeooo:rsid="00ae4671"/>
    </style:style>
    <style:style style:name="T34" style:family="text">
      <style:text-properties officeooo:rsid="001fd34e"/>
    </style:style>
    <style:style style:name="T35" style:family="text">
      <style:text-properties officeooo:rsid="0024a2f7"/>
    </style:style>
    <style:style style:name="T36" style:family="text">
      <style:text-properties officeooo:rsid="00277e4b"/>
    </style:style>
    <style:style style:name="T37" style:family="text">
      <style:text-properties officeooo:rsid="004f3c1c"/>
    </style:style>
    <style:style style:name="T38" style:family="text">
      <style:text-properties style:font-name="Liberation Serif" style:font-name-complex="Liberation Serif"/>
    </style:style>
    <style:style style:name="T39" style:family="text">
      <style:text-properties style:font-name="Liberation Serif" officeooo:rsid="00ae4671" style:font-name-complex="Liberation Serif"/>
    </style:style>
    <style:style style:name="T40" style:family="text">
      <style:text-properties style:font-name="Liberation Serif" officeooo:rsid="00da892d" style:font-name-complex="Liberation Serif"/>
    </style:style>
    <style:style style:name="T41" style:family="text">
      <style:text-properties style:font-name="Liberation Serif" officeooo:rsid="00dc5644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style:font-size-asian="14pt" style:font-name-complex="Liberation Serif" style:font-size-complex="14pt"/>
    </style:style>
    <style:style style:name="T65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6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7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8" style:family="text">
      <style:text-properties fo:color="#ffffff" loext:opacity="100%"/>
    </style:style>
    <style:style style:name="T69" style:family="text">
      <style:text-properties officeooo:rsid="00c0f6e4"/>
    </style:style>
    <style:style style:name="T70" style:family="text">
      <style:text-properties style:text-line-through-style="none" style:text-line-through-type="none" officeooo:rsid="00c0f6e4"/>
    </style:style>
    <style:style style:name="T71" style:family="text">
      <style:text-properties style:text-line-through-style="none" style:text-line-through-type="none" officeooo:rsid="00090694"/>
    </style:style>
    <style:style style:name="T72" style:family="text">
      <style:text-properties style:text-line-through-style="none" style:text-line-through-type="none" officeooo:rsid="00c29dae"/>
    </style:style>
    <style:style style:name="T73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4" style:family="text">
      <style:text-properties officeooo:rsid="00cab972"/>
    </style:style>
    <style:style style:name="T75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76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77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78" style:family="text">
      <style:text-properties officeooo:rsid="00d816b7"/>
    </style:style>
    <style:style style:name="T79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80" style:family="text">
      <style:text-properties fo:color="#000000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81" style:family="text">
      <style:text-properties fo:color="#000000" loext:opacity="100%" style:font-name="Liberation Serif" fo:font-size="14pt" fo:font-weight="bold" officeooo:rsid="00061e61" style:font-size-asian="14pt" style:font-weight-asian="bold" style:font-name-complex="Liberation Serif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2" draw:name="Shape 3" draw:style-name="gr4" draw:text-style-name="P51" svg:width="1.0276in" svg:height="0.7051in" svg:x="7.1244in" svg:y="-0.810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8">- </text:span><text:span text:style-name="T26">Junior </text:span>Software <text:span text:style-name="T31">Developer<text:line-break/></text:span><text:span text:style-name="T32">(Backend - Frontend)</text:span></text:h>
      <text:p text:style-name="P42"><text:span text:style-name="T1">Portfolio</text:span><text:span text:style-name="T7">: </text:span><text:span text:style-name="T8">m-shrief.me</text:span></text:p>
      <text:p text:style-name="P8"><text:span text:style-name="T2">Em</text:span><text:span text:style-name="T1">ail</text:span><text:span text:style-name="T7">: contact@</text:span><text:span text:style-name="T8">m-shrief.me</text:span></text:p>
      <text:p text:style-name="P4"><text:span text:style-name="T1">GitHub</text:span>: github.com/m-shrief</text:p>
      <text:p text:style-name="P2"><text:span text:style-name="T42">Linkedin:</text:span><text:span text:style-name="T38"> <text:s/></text:span><text:a xlink:type="simple" xlink:href="https://www.linkedin.com/in/mohamed-shrief-12b2272b0/" text:style-name="Internet_20_link" text:visited-style-name="Visited_20_Internet_20_Link"><text:span text:style-name="T38">mohamed-shrief-12b2272b0</text:span></text:a></text:p>
      <text:p text:style-name="P6"><text:span text:style-name="T1">Location</text:span>: Cairo, Egypt</text:p>
      <text:p text:style-name="P5"><text:span text:style-name="T1">Phone</text:span>: +201025331595</text:p>
      <text:p text:style-name="P7"><text:span text:style-name="T1">Birth Date</text:span>: 01-01-2002</text:p>
      <text:h text:style-name="P11" text:outline-level="2"><draw:line text:anchor-type="paragraph" draw:z-index="7" draw:name="Horizontal line 5" draw:style-name="gr1" draw:text-style-name="P49" svg:x1="-0.3335in" svg:y1="0.0457in" svg:x2="7.0327in" svg:y2="0.022in"><text:p/></draw:line>Skills</text:h>
      <text:list text:style-name="L1">
        <text:list-item>
          <text:p text:style-name="P21">JavaScript and TypeScript </text:p>
        </text:list-item>
        <text:list-item>
          <text:p text:style-name="P23">Go</text:p>
        </text:list-item>
        <text:list-item>
          <text:p text:style-name="P24">Nodejs <text:span text:style-name="T74">with</text:span> Express.js <text:span text:style-name="T74">&amp; Hono.</text:span></text:p>
        </text:list-item>
        <text:list-item>
          <text:p text:style-name="P21">Postgres, MongoDB <text:span text:style-name="T4">and </text:span><text:span text:style-name="T71">Redis/</text:span><text:span text:style-name="T72">ValKey</text:span></text:p>
        </text:list-item>
        <text:list-item>
          <text:p text:style-name="P25">HTML, CSS and SCSS</text:p>
        </text:list-item>
        <text:list-item>
          <text:p text:style-name="P22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6"><text:span text:style-name="T12">Vite, </text:span><text:span text:style-name="T13">Vitest and Cypress</text:span></text:p>
        </text:list-item>
        <text:list-item>
          <text:p text:style-name="P26">Astro</text:p>
        </text:list-item>
        <text:list-item>
          <text:p text:style-name="P27">Docker Containerization</text:p>
        </text:list-item>
      </text:list>
      <text:h text:style-name="P12" text:outline-level="2"><draw:line text:anchor-type="paragraph" draw:z-index="0" draw:name="Horizontal line 3" draw:style-name="gr1" draw:text-style-name="P49" svg:x1="-0.3118in" svg:y1="0.0638in" svg:x2="7.0543in" svg:y2="0.0402in"><text:p/></draw:line><text:span text:style-name="T40">Experience</text:span></text:h>
      <text:list text:style-name="L2">
        <text:list-item>
          <text:h text:style-name="P15" text:outline-level="3"><text:span text:style-name="T40">Junior Frontend Developer </text:span><text:span text:style-name="T41">a</text:span><text:span text:style-name="T40">t </text:span><text:span text:style-name="T77">Web Pioneer </text:span><text:span text:style-name="T79">(</text:span><text:span text:style-name="T80">7</text:span><text:span text:style-name="T79">/2</text:span><text:span text:style-name="T80">024</text:span><text:span text:style-name="T79"> – </text:span><text:span text:style-name="T81">Present</text:span><text:span text:style-name="T79">) </text:span></text:h>
        </text:list-item>
      </text:list>
      <text:h text:style-name="P13" text:outline-level="2"><draw:line text:anchor-type="paragraph" draw:z-index="6" draw:name="Horizontal line 4" draw:style-name="gr1" draw:text-style-name="P49" svg:x1="-0.2988in" svg:y1="0.0906in" svg:x2="7.0673in" svg:y2="0.0669in"><text:p/></draw:line><text:span text:style-name="T38">Projects</text:span></text:h>
      <text:h text:style-name="P16" text:outline-level="3"><text:span text:style-name="T21">1. </text:span><text:span text:style-name="T19">“</text:span><text:span text:style-name="T20">Adeeb أديب </text:span><text:span text:style-name="T19">” </text:span><text:span text:style-name="T22">(</text:span><text:a xlink:type="simple" xlink:href="https://github.com/M-Shrief/Adeeb_Astro_SSR" text:style-name="Internet_20_link" text:visited-style-name="Visited_20_Internet_20_Link"><text:span text:style-name="T22">Fronten</text:span><text:span text:style-name="T23">d’</text:span><text:span text:style-name="T24">s</text:span><text:span text:style-name="T23"> repo</text:span></text:a><text:span text:style-name="T22"> – </text:span><text:a xlink:type="simple" xlink:href="https://github.com/M-Shrief/Adeeb_ExpressTS_Postgres" text:style-name="Internet_20_link" text:visited-style-name="Visited_20_Internet_20_Link"><text:span text:style-name="T22">Backen</text:span><text:span text:style-name="T23">d’</text:span><text:span text:style-name="T24">s</text:span><text:span text:style-name="T23"> repo</text:span></text:a><text:span text:style-name="T22">)</text:span></text:h>
      <text:p text:style-name="P9"><text:span text:style-name="T43"><text:tab/> </text:span><text:span text:style-name="T48">E-Commerce for printing Arabic. Using SSR frontend with REST API, gRPC API </text:span><text:span text:style-name="T73">and Protocol Buffers</text:span><text:span text:style-name="T48">. </text:span><text:span text:style-name="T75">My Role: </text:span><text:span text:style-name="T76">Development and Operations.</text:span></text:p>
      <text:list text:style-name="L3">
        <text:list-item>
          <text:p text:style-name="P28">Tech stack:</text:p>
          <text:list>
            <text:list-item>
              <text:p text:style-name="P32"><text:span text:style-name="T34">A</text:span>deeb’s frontned:</text:p>
              <text:list>
                <text:list-item>
                  <text:p text:style-name="P32">JavaScript and TypeScript</text:p>
                </text:list-item>
                <text:list-item>
                  <text:p text:style-name="P33"><text:span text:style-name="T5">HTML, </text:span><text:span text:style-name="T6">S</text:span><text:span text:style-name="T5">CSS </text:span><text:span text:style-name="T30">and </text:span>Vite.</text:p>
                </text:list-item>
                <text:list-item>
                  <text:p text:style-name="P29">Vuejs <text:span text:style-name="T78">&amp; </text:span>Astro</text:p>
                </text:list-item>
              </text:list>
            </text:list-item>
            <text:list-item>
              <text:p text:style-name="P34">Adeeb’s backend:</text:p>
              <text:list>
                <text:list-item>
                  <text:p text:style-name="P34">JavaScript and <text:span text:style-name="T28">TypeScript</text:span></text:p>
                </text:list-item>
                <text:list-item>
                  <text:p text:style-name="P30">Nodejs <text:span text:style-name="T35">and </text:span>Express.js</text:p>
                </text:list-item>
                <text:list-item>
                  <text:p text:style-name="P31"><draw:custom-shape text:anchor-type="paragraph" draw:z-index="5" draw:name="Shape 4" draw:style-name="gr2" draw:text-style-name="P50" svg:width="1.028in" svg:height="0.7067in" svg:x="-0.7874in" svg:y="0.7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Postgres <text:span text:style-name="T36">and </text:span><text:span text:style-name="T35">TypeORM </text:span><text:span text:style-name="T37">and </text:span><text:span text:style-name="T69">Caching with</text:span><text:span text:style-name="T70"> </text:span><text:span text:style-name="T71">Redis/</text:span><text:span text:style-name="T72">ValKey</text:span></text:p>
                </text:list-item>
              </text:list>
            </text:list-item>
            <text:list-item>
              <text:p text:style-name="P34"><draw:custom-shape text:anchor-type="paragraph" draw:z-index="3" draw:name="Shape 1" draw:style-name="gr3" draw:text-style-name="P50" svg:width="1.0287in" svg:height="0.7059in" svg:x="6.4528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Users’ service:</text:p>
              <text:list>
                <text:list-item>
                  <text:p text:style-name="P35">Go</text:p>
                </text:list-item>
                <text:list-item>
                  <text:p text:style-name="P36">Postgres with Sqlc and Pgx.</text:p>
                </text:list-item>
              </text:list>
            </text:list-item>
          </text:list>
        </text:list-item>
        <text:list-item>
          <text:p text:style-name="P37"><text:span text:style-name="T34">C</text:span>haracteristics: </text:p>
          <text:list>
            <text:list-item>
              <text:p text:style-name="P43"><text:span text:style-name="T49">+90</text:span><text:span text:style-name="T50"> mark</text:span><text:span text:style-name="T51">s</text:span><text:span text:style-name="T50"> on google’s lighthouse.</text:span></text:p>
            </text:list-item>
            <text:list-item>
              <text:p text:style-name="P37">JWT authentication and authorization.</text:p>
            </text:list-item>
            <text:list-item>
              <text:p text:style-name="P37">Internationalization</text:p>
            </text:list-item>
            <text:list-item>
              <text:p text:style-name="P37">Data validation<text:span text:style-name="T36">.</text:span></text:p>
            </text:list-item>
            <text:list-item>
              <text:p text:style-name="P38">Dark/Light Theme.</text:p>
            </text:list-item>
            <text:list-item>
              <text:p text:style-name="P40"><text:span text:style-name="T27">Regression and </text:span><text:span text:style-name="T11">C</text:span><text:span text:style-name="T10">omponent testing </text:span><text:span text:style-name="T25">with Vitest</text:span></text:p>
            </text:list-item>
            <text:list-item>
              <text:p text:style-name="P40">Documentation with TSdoc and TypeDoc.</text:p>
            </text:list-item>
            <text:list-item>
              <text:p text:style-name="P39"><text:span text:style-name="T14">Sentry for monitoring </text:span><text:span text:style-name="T25">errors and performance</text:span></text:p>
            </text:list-item>
            <text:list-item>
              <text:p text:style-name="P41"><text:span text:style-name="T34">D</text:span>ocker Containerization</text:p>
            </text:list-item>
          </text:list>
        </text:list-item>
        <text:list-item>
          <text:p text:style-name="P18"><text:span text:style-name="T9">D</text:span><text:span text:style-name="T7">eployed From September 2023 to April 2024:</text:span></text:p>
          <text:list>
            <text:list-item>
              <text:p text:style-name="P19"><text:span text:style-name="T18">U</text:span><text:span text:style-name="T17">sing Digital ocean server, with Ubuntu and Nginx.</text:span></text:p>
            </text:list-item>
            <text:list-item>
              <text:p text:style-name="P20"><text:span text:style-name="T65">Used </text:span><text:span text:style-name="T66">Cloud</text:span><text:span text:style-name="T67">f</text:span><text:span text:style-name="T66">lare</text:span><text:span text:style-name="T65"> to m</text:span><text:span text:style-name="T64">anag</text:span><text:span text:style-name="T65">e</text:span><text:span text:style-name="T64"> Domains, DNS, SSL, CDN </text:span><text:span text:style-name="T65">and on.</text:span></text:p>
            </text:list-item>
          </text:list>
        </text:list-item>
      </text:list>
      <text:h text:style-name="P17" text:outline-level="3"><text:span text:style-name="T63">2</text:span><text:span text:style-name="T62">. </text:span><text:span text:style-name="T61">Gitea (</text:span><text:a xlink:type="simple" xlink:href="https://github.com/M-Shrief/gitea" text:style-name="Internet_20_link" text:visited-style-name="Visited_20_Internet_20_Link"><text:span text:style-name="T52">Repo</text:span></text:a><text:span text:style-name="T61">)</text:span></text:h>
      <text:p text:style-name="Text_20_body"><text:span text:style-name="T53"><text:tab/>Deploying </text:span><text:span text:style-name="T52">Gitea instance </text:span><text:span text:style-name="T53">with </text:span><text:span text:style-name="T52">Act runner </text:span><text:span text:style-name="T53">for CI/CD </text:span><text:span text:style-name="T52">Using Docker.</text:span></text:p>
      <text:h text:style-name="P17" text:outline-level="3"><text:span text:style-name="T63">3</text:span><text:span text:style-name="T62">. </text:span><text:span text:style-name="T56">“</text:span><text:span text:style-name="T58">Adeeb أديب </text:span><text:span text:style-name="T56">” </text:span><text:span text:style-name="T59">SPA version</text:span><text:span text:style-name="T60"> </text:span><text:span text:style-name="T57">(</text:span><text:a xlink:type="simple" xlink:href="https://github.com/M-Shrief/Adeeb_Vue_TS" text:style-name="Internet_20_link" text:visited-style-name="Visited_20_Internet_20_Link"><text:span text:style-name="T43">Fronten</text:span><text:span text:style-name="T44">d’</text:span><text:span text:style-name="T45">s</text:span><text:span text:style-name="T44"> repo</text:span></text:a><text:span text:style-name="T43"> – </text:span><text:a xlink:type="simple" xlink:href="https://github.com/M-Shrief/Adeeb_ExpressTS" text:style-name="Internet_20_link" text:visited-style-name="Visited_20_Internet_20_Link"><text:span text:style-name="T43">Backen</text:span><text:span text:style-name="T44">d’</text:span><text:span text:style-name="T45">s</text:span><text:span text:style-name="T44"> repo</text:span></text:a><text:span text:style-name="T43">)</text:span><text:span text:style-name="T48"> </text:span></text:h>
      <text:list text:style-name="L4">
        <text:list-item>
          <text:p text:style-name="P44"><text:span text:style-name="T48">T</text:span><text:span text:style-name="T55">ech Stack</text:span></text:p>
          <text:list>
            <text:list-item>
              <text:p text:style-name="P45">JavaScript and TypeScript</text:p>
            </text:list-item>
            <text:list-item>
              <text:p text:style-name="P45">Vuejs, Pinia and vue-router</text:p>
            </text:list-item>
            <text:list-item>
              <text:p text:style-name="P45">Nodejs and Expressjs with MongoDB and Redis/ValKey</text:p>
            </text:list-item>
          </text:list>
        </text:list-item>
      </text:list>
      <text:h text:style-name="P14" text:outline-level="2"><draw:line text:anchor-type="paragraph" draw:z-index="1" draw:name="Horizontal line 1" draw:style-name="gr1" draw:text-style-name="P52" svg:x1="-0.3823in" svg:y1="0.1102in" svg:x2="6.9929in" svg:y2="0.0803in"><text:p/></draw:line>Education</text:h>
      <text:list text:style-name="L5">
        <text:list-item>
          <text:p text:style-name="P47"><text:span text:style-name="T46">Undergraduate at Faculty of Commerce, Cairo University. </text:span><text:span text:style-name="T47">(</text:span><text:span text:style-name="T54">4</text:span><text:span text:style-name="T29">th</text:span><text:span text:style-name="T47"> year)</text:span></text:p>
        </text:list-item>
      </text:list>
      <text:h text:style-name="Heading_20_3" text:outline-level="3">Courses</text:h>
      <text:list text:style-name="L6">
        <text:list-item>
          <text:p text:style-name="P46">CMU, Intro to Database Systems (2022)</text:p>
        </text:list-item>
        <text:list-item>
          <text:p text:style-name="P48"><text:span text:style-name="T38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38">Certificate</text:span></text:a><text:span text:style-name="T39">)</text:span></text:p>
        </text:list-item>
        <text:list-item>
          <text:p text:style-name="P46"><text:span text:style-name="T33">I</text:span>BM, "DevOps, Cloud, and Agile Foundations":</text:p>
          <text:list>
            <text:list-item>
              <text:p text:style-name="P46">Introduction to DevOps.</text:p>
            </text:list-item>
            <text:list-item>
              <text:p text:style-name="P46"><draw:custom-shape text:anchor-type="paragraph" draw:z-index="4" draw:name="Shape 2" draw:style-name="gr2" draw:text-style-name="P50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21T19:36:45.650110412</dc:date>
    <meta:editing-duration>PT17H1M41S</meta:editing-duration>
    <meta:editing-cycles>185</meta:editing-cycles>
    <meta:generator>LibreOffice/24.2.5.2$Linux_X86_64 LibreOffice_project/420$Build-2</meta:generator>
    <meta:print-date>2024-07-21T19:36:53.094793962</meta:print-date>
    <meta:printed-by>PDF files</meta:printed-by>
    <meta:document-statistic meta:table-count="0" meta:image-count="0" meta:object-count="0" meta:page-count="2" meta:paragraph-count="65" meta:word-count="321" meta:character-count="2037" meta:non-whitespace-character-count="1815"/>
  </office:meta>
</office:document-meta>
</file>